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jour bonjour.<text:line-break/></text:p>
      <text:p text:style-name="P1">Alors pour la légende du level design:</text:p>
      <text:p text:style-name="P1"><text:tab/>Les petites croix telles des x, chacune représente un monstre, ou plutôt un point de monstre, c'est-à-dire que quatre croix ne représentent pas forcément quatre monstres, mais par exemple un monstre très fort et un petit.</text:p>
      <text:p text:style-name="P1"><text:tab/>Les croix telles des crucifix de Jésus Christ notre Seigneur représentent les puits de santé, qui régénèrent la totalité de la santé du joueur, et les puits mettent 1min (ou plus ou moins on verra au fur) à être de nouveau utilisables.</text:p>
      <text:p text:style-name="P1"><text:tab/>Les petits ronds représentent des checkpoint, qui servent à checker des points.</text:p>
      <text:p text:style-name="P1"><text:tab/>Les P représentent des PNJ ou Personnage Non Joueur, en gros des connards à qui on pourra parler pour qu'ils nous racontent leur vie.</text:p>
      <text:p text:style-name="P1"><text:tab/>Les carrés blanc représentent des coffres qui pourront contenir ou potions ou équipement ou les deux.</text:p>
      <text:p text:style-name="P1"><text:tab/>Les carrés noirs représentent des mécanismes, un interrupteur et une porte per esempio (ce qui, en italien, veut dire par exemple).</text:p>
      <text:p text:style-name="P1"><text:tab/>Dans les niveaux 3.1 et 3.2, il ya des points d'exclamation, j'avaient pensé à des PNJ qu'on serait obligés de rencontrer pour le scénario (les leaders de la révolution de chaque étage peut être), et ils nous suivraient jusqu'au niveau 4.1 où ils se feraient buter par exemple.</text:p>
      <text:p text:style-name="P1"><text:tab/>Les zone grisées sont injouaaaables (bâtiments, fontaines, divers éléments de décor (vers éléments de décor)). Bon sauf que en fait j'ai oublié d'en griser certains genre dans le 3.2 et 4.1.</text:p>
      <text:p text:style-name="P1"><text:tab/>Les têtes de mort sont les boss.</text:p>
      <text:p text:style-name="P1"/>
      <text:p text:style-name="P1"/>
      <text:p text:style-name="P1">Ensuite, on a décidé que le premier niveau que l'on développerait pour la démo sera le 1.2, il se déroulera sur le haut d'un glacier, le grisé autour de la zone de jeu représente des falaises de glace, voilà pour le décor, je vous fournis des monstres dès que je peux.</text:p>
      <text:p text:style-name="P1"/>
      <text:p text:style-name="P1">Si vous avez des idées pour puits de santé et checkpoint faites vous plaisir, quite à en faire plusieurs (qui correspondent au décor, par exemple on peut imaginer que les puits de santé souterrains seront différents de ceux dans la neige).</text:p>
      <text:p text:style-name="P1"/>
      <text:p text:style-name="P1"/>
      <text:p text:style-name="P1">Bonjour merci au revo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4M3S</meta:editing-duration>
    <meta:editing-cycles>3</meta:editing-cycles>
    <meta:generator>OpenOffice.org/3.3$Win32 OpenOffice.org_project/330m20$Build-9567</meta:generator>
    <dc:date>2013-10-26T14:48:14.58</dc:date>
    <meta:document-statistic meta:table-count="0" meta:image-count="0" meta:object-count="0" meta:page-count="1" meta:paragraph-count="14" meta:word-count="342" meta:character-count="1994"/>
    <meta:user-defined meta:name="Info 1"/>
    <meta:user-defined meta:name="Info 2"/>
    <meta:user-defined meta:name="Info 3"/>
    <meta:user-defined meta:name="Info 4"/>
  </office:meta>
</office:document-meta>
</file>